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4" draw:id="id4" draw:layer="layout" svg:width="1.143cm" svg:height="0.629cm" svg:x="4.683cm" svg:y="3.322cm">
          <text:p text:style-name="P1"><text:span text:style-name="T1">Service</text:span></text:p>
        </draw:rect>
        <draw:rect draw:style-name="gr1" draw:text-style-name="P2" xml:id="id5" draw:id="id5" draw:layer="layout" svg:width="1.143cm" svg:height="0.629cm" svg:x="4.683cm" svg:y="2.148cm">
          <text:p text:style-name="P1"><text:span text:style-name="T1">Server</text:span></text:p>
        </draw:rect>
        <draw:rect draw:style-name="gr1" draw:text-style-name="P2" xml:id="id2" draw:id="id2" draw:layer="layout" svg:width="1.524cm" svg:height="0.629cm" svg:x="2.578cm" svg:y="2.143cm">
          <text:p text:style-name="P1"><text:span text:style-name="T1">Response</text:span></text:p>
        </draw:rect>
        <draw:rect draw:style-name="gr1" draw:text-style-name="P2" xml:id="id3" draw:id="id3" draw:layer="layout" svg:width="1.524cm" svg:height="0.629cm" svg:x="2.578cm" svg:y="4.438cm">
          <text:p text:style-name="P1"><text:span text:style-name="T1">Request</text:span></text:p>
        </draw:rect>
        <draw:rect draw:style-name="gr1" draw:text-style-name="P2" xml:id="id1" draw:id="id1" draw:layer="layout" svg:width="1.524cm" svg:height="0.629cm" svg:x="2.578cm" svg:y="3.322cm">
          <text:p text:style-name="P1"><text:span text:style-name="T1">Protocol</text:span></text:p>
        </draw:rect>
        <draw:connector draw:style-name="gr2" draw:text-style-name="P1" draw:layer="layout" draw:type="line" svg:x1="3.34cm" svg:y1="3.322cm" svg:x2="3.34cm" svg:y2="2.772cm" draw:start-shape="id1" draw:start-glue-point="0" draw:end-shape="id2" draw:end-glue-point="2" svg:d="M3340 3322v-550">
          <text:p/>
        </draw:connector>
        <draw:connector draw:style-name="gr2" draw:text-style-name="P1" draw:layer="layout" draw:type="line" svg:x1="3.34cm" svg:y1="3.951cm" svg:x2="3.34cm" svg:y2="4.438cm" draw:start-shape="id1" draw:start-glue-point="2" draw:end-shape="id3" draw:end-glue-point="0" svg:d="M3340 3951v487">
          <text:p/>
        </draw:connector>
        <draw:connector draw:style-name="gr2" draw:text-style-name="P1" draw:layer="layout" draw:type="line" svg:x1="4.683cm" svg:y1="3.636cm" svg:x2="4.102cm" svg:y2="3.636cm" draw:start-shape="id4" draw:start-glue-point="3" draw:end-shape="id1" draw:end-glue-point="1" svg:d="M4683 3636h-581">
          <text:p/>
        </draw:connector>
        <draw:connector draw:style-name="gr2" draw:text-style-name="P1" draw:layer="layout" draw:type="line" svg:x1="5.254cm" svg:y1="2.777cm" svg:x2="5.254cm" svg:y2="3.322cm" draw:start-shape="id5" draw:start-glue-point="2" draw:end-shape="id4" draw:end-glue-point="0" svg:d="M5254 2777v5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21:19:10.39</dc:date>
    <dc:creator>Loc Nguyen</dc:creator>
    <meta:editing-duration>PT9H13M2S</meta:editing-duration>
    <meta:editing-cycles>128</meta:editing-cycles>
    <meta:document-statistic meta:object-count="9"/>
  </office:meta>
</office:document-meta>
</file>